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alpha/deg</text:p>
          </table:table-cell>
          <table:table-cell office:value-type="string" calcext:value-type="string">
            <text:p>Wellenlänge/nm</text:p>
          </table:table-cell>
          <table:table-cell office:value-type="string" calcext:value-type="string">
            <text:p>d alpha/deg</text:p>
          </table:table-cell>
        </table:table-row>
        <table:table-row table:style-name="ro1">
          <table:table-cell table:formula="of:=131.5+1/6-83" office:value-type="float" office:value="48.6666666666667" calcext:value-type="float">
            <text:p>48,6666666667</text:p>
          </table:table-cell>
          <table:table-cell office:value-type="float" office:value="546.07" calcext:value-type="float">
            <text:p>546,07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1+1/3-83" office:value-type="float" office:value="48.3333333333333" calcext:value-type="float">
            <text:p>48,3333333333</text:p>
          </table:table-cell>
          <table:table-cell office:value-type="float" office:value="576.96" calcext:value-type="float">
            <text:p>576,96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0.5+13/60-83" office:value-type="float" office:value="47.7166666666667" calcext:value-type="float">
            <text:p>47,7166666667</text:p>
          </table:table-cell>
          <table:table-cell office:value-type="float" office:value="643.85" calcext:value-type="float">
            <text:p>643,85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2+18/60-83" office:value-type="float" office:value="49.3" calcext:value-type="float">
            <text:p>49,3</text:p>
          </table:table-cell>
          <table:table-cell office:value-type="float" office:value="491.6" calcext:value-type="float">
            <text:p>491,6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2+1/3-83" office:value-type="float" office:value="49.3333333333333" calcext:value-type="float">
            <text:p>49,3333333333</text:p>
          </table:table-cell>
          <table:table-cell office:value-type="float" office:value="479.99" calcext:value-type="float">
            <text:p>479,99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3+8/60-83" office:value-type="float" office:value="50.1333333333333" calcext:value-type="float">
            <text:p>50,1333333333</text:p>
          </table:table-cell>
          <table:table-cell office:value-type="float" office:value="467.82" calcext:value-type="float">
            <text:p>467,82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3.5-83" office:value-type="float" office:value="50.5" calcext:value-type="float">
            <text:p>50,5</text:p>
          </table:table-cell>
          <table:table-cell office:value-type="float" office:value="435.83" calcext:value-type="float">
            <text:p>435,83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  <table:table-row table:style-name="ro1">
          <table:table-cell table:formula="of:=135+2/30-83" office:value-type="float" office:value="52.0666666666667" calcext:value-type="float">
            <text:p>52,0666666667</text:p>
          </table:table-cell>
          <table:table-cell office:value-type="float" office:value="404.65" calcext:value-type="float">
            <text:p>404,65</text:p>
          </table:table-cell>
          <table:table-cell table:formula="of:=2/60" office:value-type="float" office:value="0.0333333333333333" calcext:value-type="float">
            <text:p>0,0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.00.0000</text:date>, <text:time style:data-style-name="N2" text:time-value="21:12:34.253595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0:41:19.853615859</meta:creation-date>
    <dc:date>2016-03-17T21:15:03.905910133</dc:date>
    <meta:editing-duration>PT13M7S</meta:editing-duration>
    <meta:editing-cycles>3</meta:editing-cycles>
    <meta:generator>LibreOffice/5.1.0.3$Linux_X86_64 LibreOffice_project/10m0$Build-3</meta:generator>
    <meta:document-statistic meta:table-count="1" meta:cell-count="27" meta:object-count="0"/>
  </office:meta>
</office:document-meta>
</file>